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10_Schluss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4"/>
      <text:p text:style-name="P4">1.Aufgabe </text:p>
      <text:p text:style-name="P1"/>
      <text:p text:style-name="P5">Gegeben ist die <text:s/>HTML-Datei Uebungen/10_Schluss/quiz.html</text:p>
      <text:p text:style-name="P1"/>
      <text:p text:style-name="P3"/>
      <text:p text:style-name="P3">Welche zwei Javascript Funktionen fehlen?<text:tab/> <text:s/><text:span text:style-name="T1">Funktionen r und f</text:span></text:p>
      <text:p text:style-name="P3"/>
      <text:p text:style-name="P3"/>
      <text:p text:style-name="P3">Was machen die beiden Funktionen? <text:tab/><text:tab/></text:p>
      <text:p text:style-name="P3"/>
      <text:p text:style-name="P3"/>
      <text:p text:style-name="P3">Realisieren Sie die Funktionen und testen Sie diese.</text:p>
      <text:p text:style-name="P3"/>
      <text:p text:style-name="P3"/>
      <text:p text:style-name="P2">2.Aufgabe </text:p>
      <text:p text:style-name="P2"/>
      <text:p text:style-name="P3">Entfernen Sie alle Events aus dem HTML-Code und realisieren Sie diese in Javascript.</text:p>
      <text:p text:style-name="P3"/>
      <text:p text:style-name="P3"/>
      <text:p text:style-name="P3"/>
      <text:p text:style-name="P3"/>
      <text:p text:style-name="P2">3.Aufgabe </text:p>
      <text:p text:style-name="P2"/>
      <text:p text:style-name="P3">Erzeugen Sie ein externes Javascript und binden Sie es in die HTML-DATEI ein.</text:p>
      <text:p text:style-name="P3"/>
      <text:p text:style-name="P3">(Natürlich entfernen Sie Javascript aus dem HTML-Dokument,)</text:p>
      <text:p text:style-name="P3"/>
      <text:p text:style-name="P3"/>
      <text:p text:style-name="P2">4.Aufgabe </text:p>
      <text:p text:style-name="P2"/>
      <text:p text:style-name="P3">Ersetzen Sie die Quizfragen durch ihre eigenen Javascript-Fragen und Antworten.</text:p>
      <text:p text:style-name="P3"/>
      <text:p text:style-name="P3"/>
      <text:p text:style-name="P2">5.Aufgabe </text:p>
      <text:p text:style-name="P2"/>
      <text:p text:style-name="P3">Lassen Sie ihren Tischnachbar ihr Quiz teste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6-06T23:12:55.94</meta:creation-date>
    <dc:date>2016-06-13T22:33:05.49</dc:date>
    <dc:creator>Yvonne Fitzgerald</dc:creator>
    <meta:editing-duration>PT1H13M9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0" meta:word-count="93" meta:character-count="717"/>
  </office:meta>
</office:document-meta>
</file>